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6.86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3.184cm"/>
    </style:style>
    <style:style style:name="gr3" style:family="graphic" style:parent-style-name="standard">
      <style:graphic-properties svg:stroke-width="0.051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7.366cm" svg:height="2.54cm" svg:x="3.324cm" svg:y="2.843cm">
          <text:p text:style-name="P1"><text:span text:style-name="T1">Step 1</text:span></text:p>
          <text:p text:style-name="P1"><text:span text:style-name="T1">Initial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366cm" svg:height="4.064cm" svg:x="3.324cm" svg:y="7.015cm">
          <text:p text:style-name="P1"><text:span text:style-name="T2">Have we reach</text:span><text:span text:style-name="T2"><text:line-break/></text:span><text:span text:style-name="T2">convergence or the maximum</text:span><text:span text:style-name="T2"><text:line-break/></text:span><text:span text:style-name="T2">number of step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5" xml:id="id4" draw:id="id4" draw:layer="layout" svg:width="7.366cm" svg:height="2.54cm" svg:x="3.324cm" svg:y="22.233cm">
          <text:p text:style-name="P4"><text:span text:style-name="T1">Return values</text:span>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1" draw:text-style-name="P2" draw:layer="layout" svg:width="7.366cm" svg:height="2.54cm" svg:x="11.833cm" svg:y="10.549cm">
            <text:p text:style-name="P1"><text:span text:style-name="T1">Step 2</text:span></text:p>
            <text:p text:style-name="P1"><text:span text:style-name="T1">Smoothing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6" draw:id="id6" draw:layer="layout" svg:width="7.366cm" svg:height="2.54cm" svg:x="11.833cm" svg:y="13.724cm">
          <text:p text:style-name="P1"><text:span text:style-name="T1">Step 3</text:span></text:p>
          <text:p text:style-name="P1"><text:span text:style-name="T1">Mixed-effect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3" draw:id="id3" draw:layer="layout" svg:width="7.366cm" svg:height="2.54cm" svg:x="11.833cm" svg:y="16.899cm">
          <text:p text:style-name="P1"><text:span text:style-name="T1">Step 4</text:span></text:p>
          <text:p text:style-name="P1"><text:span text:style-name="T1">Update convergenc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69cm" svg:y1="9.047cm" svg:x2="15.516cm" svg:y2="10.549cm" draw:start-shape="id1" draw:start-glue-point="7" draw:end-shape="id2" draw:end-glue-point="0" svg:d="M10690 9047h4826v1502" svg:viewBox="0 0 4827 1503">
          <text:p/>
        </draw:connector>
        <draw:connector draw:style-name="gr3" draw:text-style-name="P1" draw:layer="layout" draw:line-skew="0.516cm" svg:x1="15.516cm" svg:y1="19.439cm" svg:x2="7.007cm" svg:y2="11.079cm" draw:start-shape="id3" draw:start-glue-point="2" draw:end-shape="id1" draw:end-glue-point="6" svg:d="M15516 19439v1017h-8509v-9377" svg:viewBox="0 0 8510 9378">
          <text:p/>
        </draw:connector>
        <draw:connector draw:style-name="gr3" draw:text-style-name="P1" draw:layer="layout" draw:line-skew="-1.188cm" svg:x1="3.324cm" svg:y1="9.047cm" svg:x2="3.324cm" svg:y2="23.503cm" draw:start-shape="id1" draw:start-glue-point="5" draw:end-shape="id4" draw:end-glue-point="3" svg:d="M3324 9047h-1689v14456h1689" svg:viewBox="0 0 1690 14457">
          <text:p/>
        </draw:connector>
        <draw:connector draw:style-name="gr3" draw:text-style-name="P1" draw:layer="layout" svg:x1="7.007cm" svg:y1="5.383cm" svg:x2="7.007cm" svg:y2="7.015cm" draw:start-shape="id5" draw:start-glue-point="2" draw:end-shape="id1" draw:end-glue-point="4" svg:d="M7007 5383v1632" svg:viewBox="0 0 1 1633">
          <text:p/>
        </draw:connector>
        <draw:connector draw:style-name="gr3" draw:text-style-name="P1" draw:layer="layout" svg:x1="15.516cm" svg:y1="16.264cm" svg:x2="15.516cm" svg:y2="16.899cm" draw:start-shape="id6" draw:start-glue-point="2" draw:end-shape="id3" draw:end-glue-point="0" svg:d="M15516 16264v635" svg:viewBox="0 0 1 636">
          <text:p/>
        </draw:connector>
        <draw:connector draw:style-name="gr3" draw:text-style-name="P1" draw:layer="layout" svg:x1="15.516cm" svg:y1="13.089cm" svg:x2="15.516cm" svg:y2="13.724cm" draw:start-shape="id2" draw:start-glue-point="2" draw:end-shape="id6" draw:end-glue-point="0" svg:d="M15516 13089v635" svg:viewBox="0 0 1 636">
          <text:p/>
        </draw:connector>
        <draw:frame draw:style-name="gr4" draw:text-style-name="P7" draw:layer="layout" svg:width="1.535cm" svg:height="0.962cm" svg:x="10.349cm" svg:y="7.501cm">
          <draw:text-box>
            <text:p>No</text:p>
          </draw:text-box>
        </draw:frame>
        <draw:frame draw:style-name="gr4" draw:text-style-name="P7" draw:layer="layout" svg:width="1.535cm" svg:height="0.962cm" svg:x="2.297cm" svg:y="7.501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1-24T10:24:55.135000000</meta:creation-date>
    <dc:date>2022-01-25T03:37:08.029000000</dc:date>
    <meta:editing-duration>PT22M54S</meta:editing-duration>
    <meta:editing-cycles>5</meta:editing-cycles>
    <meta:generator>LibreOffice/6.3.3.2$Windows_X86_64 LibreOffice_project/a64200df03143b798afd1ec74a12ab50359878ed</meta:generator>
    <meta:document-statistic meta:object-count="15"/>
  </office:meta>
</office:document-meta>
</file>